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XtVfYpsTc1xl3shcBz2QThI8q0zrZp1ya4I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3:34:05.387126172</meta:creation-date>
    <dc:date>2022-02-28T13:34:19.225875875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